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b28" officeooo:paragraph-rsid="00183b28"/>
    </style:style>
    <style:style style:name="P2" style:family="paragraph" style:parent-style-name="Standard">
      <style:text-properties officeooo:rsid="001a0d3a" officeooo:paragraph-rsid="001a0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+shift+p – command pallate</text:p>
      <text:p text:style-name="P1">Zen mode – full screen code</text:p>
      <text:p text:style-name="P1">minimap – side small screen of code</text:p>
      <text:p text:style-name="P2">ctrl + p – type file name in the window to open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4:16:23.671791306</meta:creation-date>
    <meta:generator>LibreOffice/6.4.6.2$Linux_X86_64 LibreOffice_project/40$Build-2</meta:generator>
    <dc:date>2020-11-22T17:43:04.363163332</dc:date>
    <meta:editing-duration>PT1H2M10S</meta:editing-duration>
    <meta:editing-cycles>1</meta:editing-cycles>
    <meta:document-statistic meta:table-count="0" meta:image-count="0" meta:object-count="0" meta:page-count="1" meta:paragraph-count="4" meta:word-count="25" meta:character-count="140" meta:non-whitespace-character-count="115"/>
  </office:meta>
</office:document-meta>
</file>